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opyright (c) 2013 Dave Hughes &lt;<text:a xlink:type="simple" xlink:href="mailto:dave@waveform.org.uk">dave@waveform.org.uk</text:a>&gt;<text:line-break/>Copyright (c) 2013 Mime Consulting Ltd. &lt;<text:a xlink:type="simple" xlink:href="mailto:info@mimeconsulting.co.uk">info@mimeconsulting.co.uk</text:a>&gt;<text:line-break/>All rights reserved.</text:p>
      <text:p text:style-name="P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Hughes</meta:initial-creator>
    <meta:creation-date>2013-04-23T02:41:18</meta:creation-date>
    <dc:date>2013-06-07T15:37:40</dc:date>
    <dc:creator>Dave Hughes</dc:creator>
    <meta:editing-duration>PT27S</meta:editing-duration>
    <meta:editing-cycles>4</meta:editing-cycles>
    <meta:generator>LibreOffice/3.5$Linux_X86_64 LibreOffice_project/350m1$Build-2</meta:generator>
    <meta:document-statistic meta:table-count="0" meta:image-count="0" meta:object-count="0" meta:page-count="1" meta:paragraph-count="4" meta:word-count="178" meta:character-count="1160" meta:non-whitespace-character-count="986"/>
  </office:meta>
</office:document-meta>
</file>